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fc7" officeooo:paragraph-rsid="001e5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acabó todo el dolor</text:p>
      <text:p text:style-name="P1">Ya me aburrió tu fantasía</text:p>
      <text:p text:style-name="P1">Mi cora cambió de canción</text:p>
      <text:p text:style-name="P1">Porque esa, ya se la sabía, oh, yeah</text:p>
      <text:p text:style-name="P1"/>
      <text:p text:style-name="P1">Escucha bien, esta fue la última vez</text:p>
      <text:p text:style-name="P1">Que aguanto una inmadurez</text:p>
      <text:p text:style-name="P1">Que hoy ves todo lo que tenías</text:p>
      <text:p text:style-name="P1">Y, por idiota, lo perdías</text:p>
      <text:p text:style-name="P1"/>
      <text:p text:style-name="P1">Tengo necesidad de gastarme los labios sin amar</text:p>
      <text:p text:style-name="P1"/>
      <text:p text:style-name="P1">Esta noche salgo pa' la calle</text:p>
      <text:p text:style-name="P1">Bailo pa' mí, ya no lloro por nadie</text:p>
      <text:p text:style-name="P1">Sudando la Tusa, hasta que salga el Sol</text:p>
      <text:p text:style-name="P1"/>
      <text:p text:style-name="P1">Esta noche tú vas a olvidarme</text:p>
      <text:p text:style-name="P1">No estoy pa' ti, no vengas a llorarme</text:p>
      <text:p text:style-name="P1">Abrimos la puerta, quien quiera lugar, ¡que pase, que pase!</text:p>
      <text:p text:style-name="P1"/>
      <text:p text:style-name="P1">¡Ay, ay, ay, ay, ay, mamma mía!</text:p>
      <text:p text:style-name="P1">¡Ay, ay, ay, ay, ay, mamma mía!</text:p>
      <text:p text:style-name="P1">¡Ay, ay, ay, ay, ay, mamma mía!</text:p>
      <text:p text:style-name="P1">(Oh, yeah)</text:p>
      <text:p text:style-name="P1">Welcome to the new me!</text:p>
      <text:p text:style-name="P1"/>
      <text:p text:style-name="P1">I really, really love the way</text:p>
      <text:p text:style-name="P1">That my body moves with the waves</text:p>
      <text:p text:style-name="P1">Y tener todos a mis pies</text:p>
      <text:p text:style-name="P1">Hoy ya no voy de buena</text:p>
      <text:p text:style-name="P1"/>
      <text:p text:style-name="P1">Traigo esa labia que te envenena</text:p>
      <text:p text:style-name="P1">I won't runaway, runaway</text:p>
      <text:p text:style-name="P1">No more runaway, runaway, no</text:p>
      <text:p text:style-name="P1">Ya no hay condena, tengo Luna llena</text:p>
      <text:p text:style-name="P1">Hey!</text:p>
      <text:p text:style-name="P1"/>
      <text:p text:style-name="P1">Esta noche salgo pa' la calle</text:p>
      <text:p text:style-name="P1">Bailo pa' mí, ya no lloro por nadie</text:p>
      <text:p text:style-name="P1">Sudando la Tusa hasta que salga el Sol</text:p>
      <text:p text:style-name="P1"/>
      <text:p text:style-name="P1">Esta noche tú vas a olvidarme</text:p>
      <text:p text:style-name="P1">No estoy pa' ti, no vengas a llorarme</text:p>
      <text:p text:style-name="P1">Abrimos la puerta, quien quiera lugar, ¡que pase, que pase! (Hey)</text:p>
      <text:p text:style-name="P1"/>
      <text:p text:style-name="P1">¡Ay, ay, ay, ay, ay, mamma mía!</text:p>
      <text:p text:style-name="P1">¡Ay, ay, ay, ay, ay, mamma mía!</text:p>
      <text:p text:style-name="P1">¡Ay, ay, ay, ay, ay, mamma mía!</text:p>
      <text:p text:style-name="P1">(Oh, yeah)</text:p>
      <text:p text:style-name="P1">Welcome to the new me!</text:p>
      <text:p text:style-name="P1"/>
      <text:p text:style-name="P1">Esta noche salgo pa' la calle</text:p>
      <text:p text:style-name="P1"><text:soft-page-break/>Bailo pa' mí, ya no lloro por nadie</text:p>
      <text:p text:style-name="P1">Sudando la Tusa, hasta que salga el Sol</text:p>
      <text:p text:style-name="P1">(El Sol)</text:p>
      <text:p text:style-name="P1"/>
      <text:p text:style-name="P1">Voy de paso para recordarte</text:p>
      <text:p text:style-name="P1">Que no vuelvo, pase lo que pase</text:p>
      <text:p text:style-name="P1">Abrimos la puerta, quien quiera lugar, ¡que pase, que pase! Yeah</text:p>
      <text:p text:style-name="P1"/>
      <text:p text:style-name="P1">¡Ay, ay, ay, ay, ay, mamma mía!</text:p>
      <text:p text:style-name="P1">¡Ay, ay, ay, ay, ay, mamma mía!</text:p>
      <text:p text:style-name="P1">¡Ay, ay, ay, ay, ay, mamma mía!</text:p>
      <text:p text:style-name="P1">(Oh, yeah)</text:p>
      <text:p text:style-name="P1">Welcome to the new me!</text:p>
      <text:p text:style-name="P1"/>
      <text:p text:style-name="P1">¡Ay, ay, ay, ay, ay, mamma mía!</text:p>
      <text:p text:style-name="P1">¡Ay, ay, ay, ay, ay, mamma mía!</text:p>
      <text:p text:style-name="P1">¡Ay, ay, ay, ay, ay, mamma mía!</text:p>
      <text:p text:style-name="P1">Oh, yeah, welcome to the new me!</text:p>
      <text:p text:style-name="P1"/>
      <text:p text:style-name="P1">¡Pero sigues aquí! (eh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3:16:07.932542670</meta:creation-date>
    <dc:date>2021-12-29T13:16:40.601725358</dc:date>
    <meta:editing-duration>PT33S</meta:editing-duration>
    <meta:editing-cycles>1</meta:editing-cycles>
    <meta:document-statistic meta:table-count="0" meta:image-count="0" meta:object-count="0" meta:page-count="2" meta:paragraph-count="57" meta:word-count="358" meta:character-count="1719" meta:non-whitespace-character-count="1418"/>
    <meta:generator>LibreOffice/6.4.7.2$Linux_X86_64 LibreOffice_project/40$Build-2</meta:generator>
  </office:meta>
</office:document-meta>
</file>